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apollo0317.test_for_apollo03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.setBrandintroduction( String brandintrodu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Brandintrodu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